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list-style-name="LFO6" style:family="paragraph"/>
    <style:style style:name="P3" style:parent-style-name="Standard" style:family="paragraph">
      <style:paragraph-properties fo:margin-left="0.5in">
        <style:tab-stops/>
      </style:paragraph-properties>
    </style:style>
    <style:style style:name="P4" style:parent-style-name="Standard" style:list-style-name="LFO6" style:family="paragraph"/>
    <style:style style:name="P5" style:parent-style-name="Standard" style:list-style-name="LFO6" style:family="paragraph"/>
    <style:style style:name="P6" style:parent-style-name="Standard" style:list-style-name="LFO6" style:family="paragraph"/>
    <style:style style:name="P7" style:parent-style-name="Standard" style:list-style-name="LFO7" style:family="paragraph"/>
    <style:style style:name="P8" style:parent-style-name="Standard" style:list-style-name="LFO7" style:family="paragraph"/>
  </office:automatic-styles>
  <office:body>
    <office:text text:use-soft-page-breaks="true">
      <text:p text:style-name="P1">Meeting Notes</text:p>
      <text:p text:style-name="Standard"/>
      <text:p text:style-name="Standard">Date of meeting:<text:s/>18/05/2020</text:p>
      <text:p text:style-name="Standard">Members present: Jarrad, Spencer, James, George, Nabil</text:p>
      <text:p text:style-name="Standard">Length of meeting: 0.3hrs</text:p>
      <text:p text:style-name="Standard"/>
      <text:p text:style-name="Standard">What was done last week?:</text:p>
      <text:list text:style-name="LFO6" text:continue-numbering="true">
        <text:list-item>
          <text:p text:style-name="P2">Spencer added the /assets string to the start of the particle editor filepath</text:p>
        </text:list-item>
      </text:list>
      <text:p text:style-name="P3"/>
      <text:p text:style-name="Standard">What wasn’t done last week?:</text:p>
      <text:p text:style-name="Standard"/>
      <text:p text:style-name="Standard">What did we discuss this week?:</text:p>
      <text:list text:style-name="LFO6" text:continue-numbering="true">
        <text:list-item>
          <text:p text:style-name="P4">We discussed helping Jarrad out as he was struggling with the UI Library</text:p>
        </text:list-item>
        <text:list-item>
          <text:p text:style-name="P5">We discussed how we wanted the sandbox scene to appear in order to best showcase our engine</text:p>
        </text:list-item>
        <text:list-item>
          <text:p text:style-name="P6">We discussed what would give us the most marks in a short period of time, in general improvements on the physics was approved of</text:p>
        </text:list-item>
      </text:list>
      <text:p text:style-name="Standard"/>
      <text:p text:style-name="Standard">What are we going to do this week?:</text:p>
      <text:list text:style-name="LFO7" text:continue-numbering="true">
        <text:list-item>
          <text:p text:style-name="P7">Jarrad will fully implement the UI library</text:p>
        </text:list-item>
        <text:list-item>
          <text:p text:style-name="P8">James will improve the physics</text:p>
        </text:list-item>
      </text:list>
      <text:p text:style-name="Standard"/>
      <text:p text:style-name="Standard">Date of next meeting:<text:s/>N/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pencer Deane</meta:initial-creator>
    <dc:creator>sd</dc:creator>
    <meta:creation-date>2020-05-20T15:13:00Z</meta:creation-date>
    <dc:date>2020-05-20T15:15:00Z</dc:date>
    <meta:template xlink:href="Normal" xlink:type="simple"/>
    <meta:editing-cycles>4</meta:editing-cycles>
    <meta:editing-duration>PT120S</meta:editing-duration>
    <meta:document-statistic meta:page-count="1" meta:paragraph-count="1" meta:word-count="108" meta:character-count="723" meta:row-count="5" meta:non-whitespace-character-count="616"/>
  </office:meta>
</office:document-meta>
</file>